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Helvetica" svg:font-family="Helvetica, Arial, sans-serif"/>
    <style:font-face style:name="HelveticaNeue-Light" svg:font-family="HelveticaNeue-Light, 'Helvetica Neue Light', 'Helvetica Neue', Frutiger, 'Frutiger Linotype', Univers, Calibri, 'Gill Sans', 'Gill Sans MT', 'Myriad Pro', Myriad, 'DejaVu Sans Condensed', 'Liberation Sans', 'Nimbus Sans L', Tahoma, Geneva, Helvetica, Arial, 'sans serif'"/>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fo:line-height="114%" style:writing-mode="lr-tb"/>
    </style:style>
    <style:style style:name="P2" style:family="paragraph" style:parent-style-name="Text_20_body">
      <style:paragraph-properties fo:margin-top="0cm" fo:margin-bottom="0cm" style:contextual-spacing="false" fo:line-height="163%" fo:text-align="start" style:justify-single-word="false" style:writing-mode="lr-tb"/>
      <style:text-properties fo:font-variant="normal" fo:text-transform="none" fo:color="#333333" style:text-line-through-style="none" style:text-line-through-type="none" style:font-name="Arial" fo:font-size="12pt" fo:font-style="normal" style:text-underline-style="none" fo:font-weight="bold" officeooo:rsid="0013a9a4" officeooo:paragraph-rsid="0013a9a4" style:text-blinking="false" fo:background-color="#ffffff" style:font-size-asian="12pt" style:font-size-complex="12pt"/>
    </style:style>
    <style:style style:name="P3" style:family="paragraph" style:parent-style-name="Text_20_body">
      <style:paragraph-properties fo:margin-top="0cm" fo:margin-bottom="0cm" style:contextual-spacing="false" fo:line-height="114%" fo:text-align="start" style:justify-single-word="false" style:writing-mode="lr-tb"/>
      <style:text-properties fo:font-variant="normal" fo:text-transform="none" fo:color="#333333" style:text-line-through-style="none" style:text-line-through-type="none" style:font-name="Arial" fo:font-size="14pt" fo:font-style="normal" style:text-underline-style="none" fo:font-weight="bold" style:text-blinking="false" fo:background-color="transparent" style:font-size-asian="14pt" style:font-size-complex="14pt"/>
    </style:style>
    <style:style style:name="P4" style:family="paragraph" style:parent-style-name="Text_20_body">
      <style:paragraph-properties fo:margin-top="0cm" fo:margin-bottom="0cm" style:contextual-spacing="false" fo:line-height="114%" fo:text-align="start" style:justify-single-word="false" style:writing-mode="lr-tb"/>
      <style:text-properties fo:font-variant="normal" fo:text-transform="none" fo:color="#333333"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 style:family="paragraph" style:parent-style-name="Text_20_body">
      <style:paragraph-properties fo:margin-top="0cm" fo:margin-bottom="0cm" style:contextual-spacing="false" fo:line-height="163%" fo:text-align="start" style:justify-single-word="false" style:writing-mode="lr-tb"/>
      <style:text-properties fo:font-variant="normal" fo:text-transform="none" fo:color="#333333" style:text-line-through-style="none" style:text-line-through-type="none" style:font-name="Liberation Serif" fo:font-size="12pt" fo:font-style="normal" style:text-underline-style="none" fo:font-weight="normal" officeooo:rsid="0013a9a4" officeooo:paragraph-rsid="0013a9a4" style:text-blinking="false" fo:background-color="#ffffff" style:font-size-asian="12pt" style:font-weight-asian="normal" style:font-size-complex="12pt" style:font-weight-complex="normal"/>
    </style:style>
    <style:style style:name="P6" style:family="paragraph" style:parent-style-name="Text_20_body">
      <style:paragraph-properties fo:margin-top="0cm" fo:margin-bottom="0cm" style:contextual-spacing="false" fo:line-height="163%" fo:text-align="start" style:justify-single-word="false" style:writing-mode="lr-tb"/>
      <style:text-properties fo:font-variant="normal" fo:text-transform="none" fo:color="#333333" style:text-line-through-style="none" style:text-line-through-type="none" style:font-name="Liberation Serif" fo:font-size="12pt" fo:font-style="normal" style:text-underline-style="none" fo:font-weight="bold" officeooo:rsid="0013a9a4" officeooo:paragraph-rsid="0013a9a4" style:text-blinking="false" fo:background-color="#ffffff" style:font-size-asian="12pt" style:font-weight-asian="bold" style:font-size-complex="12pt" style:font-weight-complex="bold"/>
    </style:style>
    <style:style style:name="P7" style:family="paragraph" style:parent-style-name="Text_20_body">
      <style:paragraph-properties fo:margin-top="0cm" fo:margin-bottom="0cm" style:contextual-spacing="false" fo:line-height="114%" fo:text-align="start" style:justify-single-word="false" style:writing-mode="lr-tb"/>
      <style:text-properties fo:font-variant="normal" fo:text-transform="none" fo:color="#333333" style:text-line-through-style="none" style:text-line-through-type="none" style:font-name="Liberation Serif" fo:font-size="12pt" style:text-underline-style="none" officeooo:paragraph-rsid="000926b0" style:text-blinking="false" fo:background-color="transparent" style:font-size-asian="12pt" style:font-size-complex="12pt"/>
    </style:style>
    <style:style style:name="P8" style:family="paragraph" style:parent-style-name="Text_20_body">
      <style:paragraph-properties fo:margin-top="0cm" fo:margin-bottom="0cm" style:contextual-spacing="false" fo:line-height="114%" fo:text-align="start" style:justify-single-word="false" style:writing-mode="lr-tb"/>
      <style:text-properties fo:color="#333333" style:font-name="Liberation Serif" fo:font-size="12pt" style:text-underline-style="none" officeooo:paragraph-rsid="000926b0" style:font-size-asian="12pt" style:font-size-complex="12pt"/>
    </style:style>
    <style:style style:name="P9" style:family="paragraph" style:parent-style-name="Text_20_body">
      <style:paragraph-properties fo:margin-top="0cm" fo:margin-bottom="0cm" style:contextual-spacing="false" fo:line-height="163%" fo:text-align="start" style:justify-single-word="false" style:writing-mode="lr-tb"/>
      <style:text-properties fo:color="#333333" style:font-name="Liberation Serif" fo:font-size="12pt" fo:font-weight="normal" style:font-size-asian="12pt" style:font-size-complex="12pt"/>
    </style:style>
    <style:style style:name="P10" style:family="paragraph" style:parent-style-name="Text_20_body">
      <style:paragraph-properties fo:text-align="start" style:justify-single-word="false"/>
      <style:text-properties fo:font-size="14pt" fo:font-weight="bold" officeooo:paragraph-rsid="0013a9a4" style:font-size-asian="14pt" style:font-weight-asian="bold" style:font-size-complex="14pt" style:font-weight-complex="bold"/>
    </style:style>
    <style:style style:name="P11" style:family="paragraph" style:parent-style-name="Text_20_body">
      <style:paragraph-properties fo:text-align="start" style:justify-single-word="false"/>
      <style:text-properties fo:font-size="14pt" fo:font-weight="bold" officeooo:rsid="00156879" officeooo:paragraph-rsid="00156879" style:font-size-asian="14pt" style:font-weight-asian="bold" style:font-size-complex="14pt" style:font-weight-complex="bold"/>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start" style:justify-single-word="false"/>
      <style:text-properties officeooo:paragraph-rsid="0013a9a4"/>
    </style:style>
    <style:style style:name="P14" style:family="paragraph" style:parent-style-name="Text_20_body">
      <style:paragraph-properties fo:text-align="start" style:justify-single-word="false"/>
      <style:text-properties fo:color="#333333" fo:font-size="12pt" style:font-size-asian="12pt" style:font-size-complex="12pt"/>
    </style:style>
    <style:style style:name="P15" style:family="paragraph" style:parent-style-name="Text_20_body">
      <style:paragraph-properties fo:text-align="start" style:justify-single-word="false"/>
      <style:text-properties fo:color="#333333" fo:font-size="12pt" fo:font-weight="normal" style:font-size-asian="12pt" style:font-size-complex="12pt"/>
    </style:style>
    <style:style style:name="P16" style:family="paragraph" style:parent-style-name="Text_20_body">
      <style:paragraph-properties fo:text-align="start" style:justify-single-word="false"/>
      <style:text-properties fo:color="#333333" fo:font-size="14pt" fo:font-weight="bold" officeooo:rsid="0009fd09" officeooo:paragraph-rsid="0009fd09" style:font-size-asian="14pt" style:font-weight-asian="bold" style:font-size-complex="14pt" style:font-weight-complex="bold"/>
    </style:style>
    <style:style style:name="P17" style:family="paragraph" style:parent-style-name="Text_20_body">
      <style:paragraph-properties fo:text-align="start" style:justify-single-word="false"/>
      <style:text-properties fo:color="#333333" fo:font-size="14pt" fo:font-weight="bold" officeooo:rsid="0013a9a4" officeooo:paragraph-rsid="0013a9a4" style:font-size-asian="14pt" style:font-weight-asian="bold" style:font-size-complex="14pt" style:font-weight-complex="bold"/>
    </style:style>
    <style:style style:name="P18" style:family="paragraph" style:parent-style-name="Text_20_body">
      <style:paragraph-properties fo:text-align="start" style:justify-single-word="false"/>
      <style:text-properties fo:color="#333333" style:font-name="Liberation Serif" fo:font-size="12pt" style:font-size-asian="12pt" style:font-size-complex="12pt"/>
    </style:style>
    <style:style style:name="P19" style:family="paragraph" style:parent-style-name="Text_20_body">
      <style:paragraph-properties fo:text-align="start" style:justify-single-word="false"/>
      <style:text-properties fo:color="#333333" style:font-name="Liberation Serif" fo:font-size="12pt" officeooo:rsid="0009fd09" officeooo:paragraph-rsid="0009fd09" style:font-size-asian="12pt" style:font-size-complex="12pt"/>
    </style:style>
    <style:style style:name="P20" style:family="paragraph" style:parent-style-name="Text_20_body">
      <style:paragraph-properties fo:text-align="start" style:justify-single-word="false"/>
      <style:text-properties fo:color="#333333" style:font-name="Liberation Serif" fo:font-size="12pt" officeooo:rsid="001280f5" officeooo:paragraph-rsid="001280f5" style:font-size-asian="12pt" style:font-size-complex="12pt"/>
    </style:style>
    <style:style style:name="P21" style:family="paragraph" style:parent-style-name="Text_20_body">
      <style:paragraph-properties fo:text-align="start" style:justify-single-word="false"/>
      <style:text-properties fo:color="#333333" style:font-name="Liberation Serif" fo:font-size="12pt" officeooo:rsid="0013a9a4" officeooo:paragraph-rsid="0013a9a4" style:font-size-asian="12pt" style:font-size-complex="12pt"/>
    </style:style>
    <style:style style:name="P22" style:family="paragraph" style:parent-style-name="Text_20_body">
      <style:paragraph-properties fo:text-align="start" style:justify-single-word="false"/>
      <style:text-properties fo:color="#333333" style:font-name="Liberation Serif" fo:font-size="12pt" style:text-underline-style="none" style:font-size-asian="12pt" style:font-size-complex="12pt"/>
    </style:style>
    <style:style style:name="P23" style:family="paragraph" style:parent-style-name="Text_20_body">
      <style:paragraph-properties fo:text-align="start" style:justify-single-word="false"/>
      <style:text-properties fo:color="#333333" style:font-name="Liberation Serif" fo:font-size="12pt" fo:font-weight="bold" officeooo:rsid="0013a9a4" officeooo:paragraph-rsid="0013a9a4" style:font-size-asian="12pt" style:font-weight-asian="bold" style:font-size-complex="12pt" style:font-weight-complex="bold"/>
    </style:style>
    <style:style style:name="P24" style:family="paragraph" style:parent-style-name="Text_20_body">
      <style:paragraph-properties fo:text-align="start" style:justify-single-word="false"/>
      <style:text-properties style:font-name="Liberation Serif" officeooo:paragraph-rsid="0013a9a4"/>
    </style:style>
    <style:style style:name="P25" style:family="paragraph" style:parent-style-name="Text_20_body">
      <style:paragraph-properties fo:text-align="start" style:justify-single-word="false"/>
      <style:text-properties style:font-name="Liberation Serif" fo:font-size="14pt" fo:font-weight="bold" officeooo:rsid="001fb1e8" officeooo:paragraph-rsid="001fb1e8" style:font-size-asian="14pt" style:font-weight-asian="bold" style:font-size-complex="14pt" style:font-weight-complex="bold"/>
    </style:style>
    <style:style style:name="P26" style:family="paragraph" style:parent-style-name="Text_20_body">
      <style:paragraph-properties fo:text-align="start" style:justify-single-word="false"/>
      <style:text-properties style:font-name="Liberation Serif" fo:font-size="14pt" fo:font-weight="bold" officeooo:rsid="00273594" officeooo:paragraph-rsid="00273594" style:font-size-asian="14pt" style:font-weight-asian="bold" style:font-size-complex="14pt" style:font-weight-complex="bold"/>
    </style:style>
    <style:style style:name="P27" style:family="paragraph" style:parent-style-name="Text_20_body">
      <style:paragraph-properties fo:text-align="start" style:justify-single-word="false"/>
      <style:text-properties style:font-name="Liberation Serif" fo:font-size="14pt" fo:font-weight="bold" officeooo:rsid="002b6c72" officeooo:paragraph-rsid="002b6c72" style:font-size-asian="14pt" style:font-weight-asian="bold" style:font-size-complex="14pt" style:font-weight-complex="bold"/>
    </style:style>
    <style:style style:name="P28" style:family="paragraph" style:parent-style-name="Text_20_body">
      <style:paragraph-properties fo:text-align="start" style:justify-single-word="false"/>
      <style:text-properties style:font-name="Liberation Serif" fo:font-size="14pt" fo:font-weight="normal" officeooo:rsid="001fb1e8" officeooo:paragraph-rsid="001fb1e8" style:font-size-asian="14pt" style:font-weight-asian="normal" style:font-size-complex="14pt" style:font-weight-complex="normal"/>
    </style:style>
    <style:style style:name="P29" style:family="paragraph" style:parent-style-name="Text_20_body">
      <style:paragraph-properties fo:text-align="start" style:justify-single-word="false"/>
      <style:text-properties style:font-name="Liberation Serif" fo:font-size="14pt" fo:font-weight="normal" officeooo:rsid="00211390" officeooo:paragraph-rsid="00211390" style:font-size-asian="14pt" style:font-weight-asian="normal" style:font-size-complex="14pt" style:font-weight-complex="normal"/>
    </style:style>
    <style:style style:name="P30" style:family="paragraph" style:parent-style-name="Text_20_body">
      <style:paragraph-properties fo:text-align="start" style:justify-single-word="false"/>
      <style:text-properties style:font-name="Liberation Serif" fo:font-size="14pt" fo:font-weight="normal" officeooo:rsid="00211390" officeooo:paragraph-rsid="0022c2a3" style:font-size-asian="14pt" style:font-weight-asian="normal" style:font-size-complex="14pt" style:font-weight-complex="normal"/>
    </style:style>
    <style:style style:name="P31" style:family="paragraph" style:parent-style-name="Text_20_body">
      <style:paragraph-properties fo:text-align="start" style:justify-single-word="false"/>
      <style:text-properties style:font-name="Liberation Serif" fo:font-size="14pt" fo:font-weight="normal" officeooo:rsid="0023346e" officeooo:paragraph-rsid="0023346e" style:font-size-asian="14pt" style:font-weight-asian="normal" style:font-size-complex="14pt" style:font-weight-complex="normal"/>
    </style:style>
    <style:style style:name="P32" style:family="paragraph" style:parent-style-name="Text_20_body">
      <style:paragraph-properties fo:text-align="start" style:justify-single-word="false"/>
      <style:text-properties style:font-name="Liberation Serif" fo:font-size="14pt" fo:font-weight="normal" officeooo:rsid="0023346e" officeooo:paragraph-rsid="002505f3" style:font-size-asian="14pt" style:font-weight-asian="normal" style:font-size-complex="14pt" style:font-weight-complex="normal"/>
    </style:style>
    <style:style style:name="P33" style:family="paragraph" style:parent-style-name="Text_20_body">
      <style:paragraph-properties fo:text-align="start" style:justify-single-word="false"/>
      <style:text-properties style:font-name="Liberation Serif" fo:font-size="14pt" fo:font-weight="normal" officeooo:rsid="00273594" officeooo:paragraph-rsid="00273594" style:font-size-asian="14pt" style:font-weight-asian="normal" style:font-size-complex="14pt" style:font-weight-complex="normal"/>
    </style:style>
    <style:style style:name="P34" style:family="paragraph" style:parent-style-name="Text_20_body">
      <style:paragraph-properties fo:text-align="start" style:justify-single-word="false"/>
      <style:text-properties style:font-name="Liberation Serif" fo:font-size="14pt" fo:font-weight="normal" officeooo:rsid="00273594" officeooo:paragraph-rsid="00284ef5" style:font-size-asian="14pt" style:font-weight-asian="normal" style:font-size-complex="14pt" style:font-weight-complex="normal"/>
    </style:style>
    <style:style style:name="P35" style:family="paragraph" style:parent-style-name="Text_20_body">
      <style:paragraph-properties fo:text-align="start" style:justify-single-word="false"/>
      <style:text-properties style:font-name="Liberation Serif" fo:font-size="14pt" fo:font-weight="normal" officeooo:rsid="002a074d" officeooo:paragraph-rsid="002ab780" style:font-size-asian="14pt" style:font-weight-asian="normal" style:font-size-complex="14pt" style:font-weight-complex="normal"/>
    </style:style>
    <style:style style:name="P36" style:family="paragraph" style:parent-style-name="Text_20_body">
      <style:paragraph-properties fo:text-align="start" style:justify-single-word="false"/>
      <style:text-properties style:font-name="Liberation Serif" fo:font-size="14pt" fo:font-weight="normal" officeooo:rsid="002ac807" officeooo:paragraph-rsid="002ac807" style:font-size-asian="14pt" style:font-weight-asian="normal" style:font-size-complex="14pt" style:font-weight-complex="normal"/>
    </style:style>
    <style:style style:name="P37" style:family="paragraph" style:parent-style-name="Text_20_body">
      <style:paragraph-properties fo:text-align="start" style:justify-single-word="false"/>
      <style:text-properties style:font-name="Liberation Serif" fo:font-size="12pt" fo:font-weight="bold" officeooo:rsid="002b6e44" officeooo:paragraph-rsid="002b6e44" style:font-size-asian="12pt" style:font-weight-asian="bold" style:font-size-complex="12pt" style:font-weight-complex="bold"/>
    </style:style>
    <style:style style:name="P38" style:family="paragraph" style:parent-style-name="Text_20_body">
      <style:paragraph-properties fo:text-align="start" style:justify-single-word="false"/>
      <style:text-properties style:font-name="Liberation Serif" fo:font-size="12pt" fo:font-weight="bold" officeooo:paragraph-rsid="002d7e36" style:font-size-asian="12pt" style:font-weight-asian="bold" style:font-size-complex="12pt" style:font-weight-complex="bold"/>
    </style:style>
    <style:style style:name="P39" style:family="paragraph" style:parent-style-name="Text_20_body">
      <style:paragraph-properties fo:text-align="start" style:justify-single-word="false"/>
      <style:text-properties style:font-name="Liberation Serif" fo:font-size="12pt" fo:font-weight="bold" officeooo:rsid="0033ad6c" officeooo:paragraph-rsid="0033ad6c" style:font-size-asian="12pt" style:font-weight-asian="bold" style:font-size-complex="12pt" style:font-weight-complex="bold"/>
    </style:style>
    <style:style style:name="P40" style:family="paragraph" style:parent-style-name="Text_20_body">
      <style:text-properties style:font-name="Liberation Serif" fo:font-size="12pt" fo:font-weight="bold" officeooo:rsid="0042719b" officeooo:paragraph-rsid="0042719b" style:font-size-asian="12pt" style:font-weight-asian="bold" style:font-size-complex="12pt" style:font-weight-complex="bold"/>
    </style:style>
    <style:style style:name="P41" style:family="paragraph" style:parent-style-name="Text_20_body">
      <style:text-properties style:font-name="Liberation Serif" fo:font-size="12pt" fo:font-weight="bold" officeooo:rsid="004686e1" officeooo:paragraph-rsid="004686e1" style:font-size-asian="12pt" style:font-weight-asian="bold" style:font-size-complex="12pt" style:font-weight-complex="bold"/>
    </style:style>
    <style:style style:name="P42" style:family="paragraph" style:parent-style-name="Text_20_body">
      <style:paragraph-properties fo:text-align="start" style:justify-single-word="false"/>
      <style:text-properties style:font-name="Liberation Serif" fo:font-size="12pt" fo:font-weight="bold" officeooo:rsid="0030df8f" officeooo:paragraph-rsid="0030df8f" style:font-weight-asian="bold" style:font-weight-complex="bold"/>
    </style:style>
    <style:style style:name="P43" style:family="paragraph" style:parent-style-name="Text_20_body">
      <style:paragraph-properties fo:text-align="start" style:justify-single-word="false"/>
      <style:text-properties style:font-name="Liberation Serif" fo:font-size="12pt" fo:font-weight="normal" officeooo:rsid="002b6e44" officeooo:paragraph-rsid="002b6e44" style:font-size-asian="12pt" style:font-weight-asian="normal" style:font-size-complex="12pt" style:font-weight-complex="normal"/>
    </style:style>
    <style:style style:name="P44" style:family="paragraph" style:parent-style-name="Text_20_body">
      <style:paragraph-properties fo:text-align="start" style:justify-single-word="false"/>
      <style:text-properties style:font-name="Liberation Serif" fo:font-size="12pt" fo:font-weight="normal" officeooo:rsid="002d1345" officeooo:paragraph-rsid="002d1345" style:font-size-asian="12pt" style:font-weight-asian="normal" style:font-size-complex="12pt" style:font-weight-complex="normal"/>
    </style:style>
    <style:style style:name="P45" style:family="paragraph" style:parent-style-name="Text_20_body">
      <style:paragraph-properties fo:text-align="start" style:justify-single-word="false"/>
      <style:text-properties style:font-name="Liberation Serif" fo:font-size="12pt" fo:font-weight="normal" officeooo:rsid="002d7e36" officeooo:paragraph-rsid="002d7e36" style:font-size-asian="12pt" style:font-weight-asian="normal" style:font-size-complex="12pt" style:font-weight-complex="normal"/>
    </style:style>
    <style:style style:name="P46" style:family="paragraph" style:parent-style-name="Text_20_body">
      <style:paragraph-properties fo:text-align="start" style:justify-single-word="false"/>
      <style:text-properties style:font-name="Liberation Serif" fo:font-size="12pt" fo:font-weight="normal" officeooo:rsid="0030df8f" officeooo:paragraph-rsid="003197c3" style:font-size-asian="12pt" style:font-weight-asian="normal" style:font-size-complex="12pt" style:font-weight-complex="normal"/>
    </style:style>
    <style:style style:name="P47" style:family="paragraph" style:parent-style-name="Text_20_body">
      <style:text-properties style:font-name="Liberation Serif" fo:font-size="12pt" fo:font-weight="normal" officeooo:rsid="003c0927" officeooo:paragraph-rsid="003c0927" style:font-size-asian="12pt" style:font-weight-asian="normal" style:font-size-complex="12pt" style:font-weight-complex="normal"/>
    </style:style>
    <style:style style:name="P48" style:family="paragraph" style:parent-style-name="Text_20_body">
      <style:text-properties style:font-name="Liberation Serif" fo:font-size="12pt" fo:font-weight="normal" officeooo:rsid="003b7b33" officeooo:paragraph-rsid="003b7b33" style:font-size-asian="12pt" style:font-weight-asian="normal" style:font-size-complex="12pt" style:font-weight-complex="normal"/>
    </style:style>
    <style:style style:name="P49" style:family="paragraph" style:parent-style-name="Text_20_body">
      <style:text-properties style:font-name="Liberation Serif" fo:font-size="12pt" fo:font-weight="normal" officeooo:rsid="004426fe" officeooo:paragraph-rsid="004426fe" style:font-size-asian="12pt" style:font-weight-asian="normal" style:font-size-complex="12pt" style:font-weight-complex="normal"/>
    </style:style>
    <style:style style:name="P50" style:family="paragraph" style:parent-style-name="Text_20_body">
      <style:text-properties style:font-name="Liberation Serif" fo:font-size="12pt" fo:font-weight="normal" officeooo:rsid="004686e1" officeooo:paragraph-rsid="004686e1" style:font-size-asian="12pt" style:font-weight-asian="normal" style:font-size-complex="12pt" style:font-weight-complex="normal"/>
    </style:style>
    <style:style style:name="P51" style:family="paragraph" style:parent-style-name="Text_20_body">
      <style:text-properties style:font-name="Liberation Serif" fo:font-size="12pt" fo:font-weight="normal" officeooo:rsid="0047ebcb" officeooo:paragraph-rsid="0047ebcb" style:font-size-asian="12pt" style:font-weight-asian="normal" style:font-size-complex="12pt" style:font-weight-complex="normal"/>
    </style:style>
    <style:style style:name="P52" style:family="paragraph" style:parent-style-name="Text_20_body">
      <style:paragraph-properties fo:text-align="start" style:justify-single-word="false"/>
      <style:text-properties style:font-name="Liberation Serif" fo:font-size="12pt" fo:font-weight="normal" officeooo:paragraph-rsid="002f9efe"/>
    </style:style>
    <style:style style:name="P53" style:family="paragraph" style:parent-style-name="Text_20_body">
      <style:paragraph-properties fo:text-align="start" style:justify-single-word="false"/>
      <style:text-properties style:font-name="Liberation Serif" fo:font-size="12pt" fo:font-weight="normal" officeooo:paragraph-rsid="0037831d"/>
    </style:style>
    <style:style style:name="P54" style:family="paragraph" style:parent-style-name="Text_20_body">
      <style:paragraph-properties fo:text-align="start" style:justify-single-word="false"/>
      <style:text-properties style:font-name="Liberation Serif" fo:font-size="12pt" fo:font-weight="normal" officeooo:rsid="002ff511" officeooo:paragraph-rsid="002ff511"/>
    </style:style>
    <style:style style:name="P55" style:family="paragraph" style:parent-style-name="Text_20_body">
      <style:text-properties style:font-name="Liberation Serif" fo:font-size="12pt" style:font-size-asian="12pt" style:font-size-complex="12pt"/>
    </style:style>
    <style:style style:name="P56" style:family="paragraph" style:parent-style-name="Text_20_body">
      <style:text-properties style:font-name="Liberation Serif" fo:font-weight="normal" officeooo:rsid="003e2293" officeooo:paragraph-rsid="003e2293" style:font-weight-asian="normal" style:font-weight-complex="normal"/>
    </style:style>
    <style:style style:name="P57" style:family="paragraph" style:parent-style-name="Text_20_body">
      <style:paragraph-properties fo:text-align="start" style:justify-single-word="false"/>
      <style:text-properties officeooo:rsid="00156879" officeooo:paragraph-rsid="00156879"/>
    </style:style>
    <style:style style:name="P58" style:family="paragraph" style:parent-style-name="Text_20_body">
      <style:paragraph-properties fo:text-align="start" style:justify-single-word="false"/>
      <style:text-properties officeooo:rsid="00156879" officeooo:paragraph-rsid="00180c63"/>
    </style:style>
    <style:style style:name="P59" style:family="paragraph" style:parent-style-name="Text_20_body">
      <style:paragraph-properties fo:text-align="start" style:justify-single-word="false"/>
      <style:text-properties officeooo:rsid="00156879" officeooo:paragraph-rsid="001d81c2"/>
    </style:style>
    <style:style style:name="P60" style:family="paragraph" style:parent-style-name="Text_20_body">
      <style:paragraph-properties fo:text-align="start" style:justify-single-word="false"/>
      <style:text-properties fo:font-weight="bold" officeooo:rsid="00156879" officeooo:paragraph-rsid="00156879" style:font-weight-asian="bold" style:font-weight-complex="bold"/>
    </style:style>
    <style:style style:name="P61" style:family="paragraph" style:parent-style-name="Text_20_body">
      <style:paragraph-properties fo:text-align="start" style:justify-single-word="false"/>
      <style:text-properties fo:font-weight="bold" officeooo:rsid="0019c59d" officeooo:paragraph-rsid="0019c59d" style:font-weight-asian="bold" style:font-weight-complex="bold"/>
    </style:style>
    <style:style style:name="P62" style:family="paragraph" style:parent-style-name="Text_20_body">
      <style:text-properties fo:font-weight="bold" officeooo:rsid="003b7b33" officeooo:paragraph-rsid="003b7b33" style:font-weight-asian="bold" style:font-weight-complex="bold"/>
    </style:style>
    <style:style style:name="P63" style:family="paragraph" style:parent-style-name="Text_20_body">
      <style:paragraph-properties fo:text-align="start" style:justify-single-word="false"/>
      <style:text-properties officeooo:rsid="001d81c2" officeooo:paragraph-rsid="001d81c2"/>
    </style:style>
    <style:style style:name="P64" style:family="paragraph" style:parent-style-name="Text_20_body">
      <style:paragraph-properties fo:text-align="start" style:justify-single-word="false"/>
      <style:text-properties fo:font-variant="normal" fo:text-transform="none" fo:color="#000000" style:font-name="Helvetica" fo:font-size="10.5pt" fo:letter-spacing="normal" fo:font-style="normal" fo:font-weight="bold" officeooo:rsid="0033ad6c" officeooo:paragraph-rsid="0033ad6c" style:font-size-asian="12pt" style:font-weight-asian="normal" style:font-size-complex="12pt" style:font-weight-complex="normal" fo:padding="0cm" fo:border="none"/>
    </style:style>
    <style:style style:name="P65" style:family="paragraph" style:parent-style-name="Text_20_body">
      <style:paragraph-properties fo:text-align="start" style:justify-single-word="false"/>
      <style:text-properties fo:font-variant="normal" fo:text-transform="none" fo:color="#000000" style:font-name="Helvetica" fo:font-size="10.5pt" fo:letter-spacing="normal" fo:font-style="normal" fo:font-weight="bold" officeooo:rsid="003488ac" officeooo:paragraph-rsid="003488ac" style:font-size-asian="12pt" style:font-weight-asian="normal" style:font-size-complex="12pt" style:font-weight-complex="normal" fo:padding="0cm" fo:border="none"/>
    </style:style>
    <style:style style:name="P66" style:family="paragraph" style:parent-style-name="Text_20_body">
      <style:text-properties officeooo:rsid="0038717c" officeooo:paragraph-rsid="0038717c"/>
    </style:style>
    <style:style style:name="P67" style:family="paragraph" style:parent-style-name="Text_20_body">
      <style:text-properties officeooo:paragraph-rsid="003c7567"/>
    </style:style>
    <style:style style:name="P68" style:family="paragraph" style:parent-style-name="Text_20_body">
      <style:text-properties officeooo:paragraph-rsid="003c91cd"/>
    </style:style>
    <style:style style:name="P69" style:family="paragraph" style:parent-style-name="Text_20_body">
      <style:paragraph-properties fo:margin-top="0.388cm" fo:margin-bottom="0.776cm" style:contextual-spacing="false" fo:line-height="163%" fo:text-align="start" style:justify-single-word="false" style:writing-mode="lr-tb"/>
      <style:text-properties fo:color="#333333" style:font-name="Liberation Serif" fo:font-size="12pt" fo:font-weight="normal" officeooo:paragraph-rsid="0009a7a8" style:font-size-asian="12pt" style:font-size-complex="12pt"/>
    </style:style>
    <style:style style:name="P70" style:family="paragraph" style:parent-style-name="Text_20_body">
      <style:paragraph-properties fo:margin-top="0.388cm" fo:margin-bottom="0.776cm" style:contextual-spacing="false" fo:line-height="163%" fo:text-align="start" style:justify-single-word="false" style:writing-mode="lr-tb"/>
      <style:text-properties fo:color="#333333" style:font-name="Liberation Serif" fo:font-size="12pt" fo:font-weight="bold" officeooo:paragraph-rsid="0009a7a8" style:font-size-asian="12pt" style:font-weight-asian="bold" style:font-size-complex="12pt" style:font-weight-complex="bold"/>
    </style:style>
    <style:style style:name="P71" style:family="paragraph" style:parent-style-name="Text_20_body">
      <style:paragraph-properties fo:margin-left="0cm" fo:margin-right="0cm" fo:margin-top="0cm" fo:margin-bottom="0.6cm" style:contextual-spacing="false" fo:line-height="163%" fo:text-align="start" style:justify-single-word="false" fo:text-indent="0cm" style:auto-text-indent="false" style:writing-mode="lr-tb"/>
      <style:text-properties fo:color="#333333" style:font-name="Liberation Serif" fo:font-size="12pt" fo:font-weight="normal" style:font-size-asian="12pt" style:font-size-complex="12pt"/>
    </style:style>
    <style:style style:name="P72" style:family="paragraph" style:parent-style-name="Text_20_body">
      <style:paragraph-properties fo:margin-top="0cm" fo:margin-bottom="0.6cm" style:contextual-spacing="false" fo:line-height="163%" fo:text-align="start" style:justify-single-word="false" style:writing-mode="lr-tb"/>
      <style:text-properties fo:font-variant="normal" fo:text-transform="none" fo:color="#333333" style:text-line-through-style="none" style:text-line-through-type="none" style:font-name="Liberation Serif" fo:font-size="12pt" fo:font-style="normal" style:text-underline-style="none" fo:font-weight="normal" style:text-blinking="false" fo:background-color="#ffffff" style:font-size-asian="12pt" style:font-size-complex="12pt"/>
    </style:style>
    <style:style style:name="P73" style:family="paragraph" style:parent-style-name="Text_20_body">
      <style:paragraph-properties fo:margin-top="0cm" fo:margin-bottom="0.6cm" style:contextual-spacing="false" fo:line-height="163%" fo:text-align="start" style:justify-single-word="false" style:writing-mode="lr-tb"/>
      <style:text-properties fo:font-variant="normal" fo:text-transform="none" fo:color="#333333" style:text-line-through-style="none" style:text-line-through-type="none" style:font-name="Liberation Serif" fo:font-size="12pt" fo:font-style="normal" style:text-underline-style="none" fo:font-weight="bold" officeooo:paragraph-rsid="0013a9a4" style:text-blinking="false" fo:background-color="#ffffff" style:font-size-asian="12pt" style:font-weight-asian="bold" style:font-size-complex="12pt" style:font-weight-complex="bold"/>
    </style:style>
    <style:style style:name="P74" style:family="paragraph" style:parent-style-name="Text_20_body">
      <style:paragraph-properties fo:margin-top="0cm" fo:margin-bottom="0.6cm" style:contextual-spacing="false" fo:line-height="163%" fo:text-align="start" style:justify-single-word="false" style:writing-mode="lr-tb"/>
      <style:text-properties fo:color="#333333" style:font-name="Liberation Serif" fo:font-size="12pt" fo:font-weight="normal" officeooo:paragraph-rsid="0013a9a4" style:font-size-asian="12pt" style:font-size-complex="12pt"/>
    </style:style>
    <style:style style:name="P75" style:family="paragraph" style:parent-style-name="Heading_20_1">
      <style:paragraph-properties fo:margin-top="0.423cm" fo:margin-bottom="0.423cm" style:contextual-spacing="false" fo:line-height="125%" fo:text-align="start" style:justify-single-word="false" style:writing-mode="lr-tb"/>
      <style:text-properties fo:font-variant="normal" fo:text-transform="none" fo:color="#333333" style:text-line-through-style="none" style:text-line-through-type="none" style:font-name="Arial" fo:font-size="12pt" fo:font-style="normal" style:text-underline-style="none" fo:font-weight="bold" style:text-blinking="false" fo:background-color="#ffffff" style:font-size-asian="12pt" style:font-size-complex="12pt"/>
    </style:style>
    <style:style style:name="T1" style:family="text">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loext:char-shading-value="0"/>
    </style:style>
    <style:style style:name="T2" style:family="text">
      <style:text-properties fo:font-variant="normal" fo:text-transform="none" fo:color="#000000" fo:font-style="normal"/>
    </style:style>
    <style:style style:name="T3" style:family="text">
      <style:text-properties fo:font-variant="normal" fo:text-transform="none" fo:color="#000000" fo:font-style="normal" officeooo:rsid="002d7e36"/>
    </style:style>
    <style:style style:name="T4" style:family="text">
      <style:text-properties fo:font-variant="normal" fo:text-transform="none" fo:color="#000000" fo:font-style="normal" fo:font-weight="bold" style:font-weight-asian="bold" style:font-weight-complex="bold"/>
    </style:style>
    <style:style style:name="T5" style:family="text">
      <style:text-properties fo:font-variant="normal" fo:text-transform="none" fo:color="#000000" fo:font-style="normal" fo:font-weight="bold" style:font-size-asian="12pt" style:font-weight-asian="bold" style:font-size-complex="12pt" style:font-weight-complex="bold"/>
    </style:style>
    <style:style style:name="T6" style:family="text">
      <style:text-properties fo:font-variant="normal" fo:text-transform="none" fo:color="#000000" fo:font-style="normal" style:font-size-asian="12pt" style:font-weight-asian="normal" style:font-size-complex="12pt" style:font-weight-complex="normal"/>
    </style:style>
    <style:style style:name="T7" style:family="text">
      <style:text-properties fo:font-variant="normal" fo:text-transform="none" fo:color="#000000" fo:font-style="normal" officeooo:rsid="002f9efe" style:font-size-asian="12pt" style:font-weight-asian="normal" style:font-size-complex="12pt" style:font-weight-complex="normal"/>
    </style:style>
    <style:style style:name="T8" style:family="text">
      <style:text-properties fo:font-variant="normal" fo:text-transform="none" fo:color="#000000" fo:font-style="normal" officeooo:rsid="0030adc0" style:font-size-asian="12pt" style:font-weight-asian="normal" style:font-size-complex="12pt" style:font-weight-complex="normal"/>
    </style:style>
    <style:style style:name="T9" style:family="text">
      <style:text-properties fo:font-variant="normal" fo:text-transform="none" fo:color="#000000" fo:font-style="normal" style:font-size-asian="12pt" style:font-size-complex="12pt"/>
    </style:style>
    <style:style style:name="T10" style:family="text">
      <style:text-properties fo:font-variant="normal" fo:text-transform="none" fo:color="#000000" fo:letter-spacing="normal" fo:font-style="normal"/>
    </style:style>
    <style:style style:name="T11" style:family="text">
      <style:text-properties fo:font-variant="normal" fo:text-transform="none" fo:color="#000000" fo:letter-spacing="normal" fo:font-style="normal" fo:padding="0cm" fo:border="none"/>
    </style:style>
    <style:style style:name="T12" style:family="text">
      <style:text-properties fo:font-variant="normal" fo:text-transform="none" fo:color="#000000" fo:letter-spacing="normal" fo:font-style="normal" fo:font-weight="bold" officeooo:rsid="0038717c" style:font-weight-asian="normal" style:font-weight-complex="normal" fo:padding="0cm" fo:border="none"/>
    </style:style>
    <style:style style:name="T13" style:family="text">
      <style:text-properties fo:font-variant="normal" fo:text-transform="none" fo:color="#000000" fo:letter-spacing="normal" fo:font-style="normal" officeooo:rsid="003197c3" fo:padding="0cm" fo:border="none"/>
    </style:style>
    <style:style style:name="T14" style:family="text">
      <style:text-properties fo:font-variant="normal" fo:text-transform="none" fo:color="#000000" fo:letter-spacing="normal" fo:font-style="normal" officeooo:rsid="003c0927" fo:padding="0cm" fo:border="none"/>
    </style:style>
    <style:style style:name="T15" style:family="text">
      <style:text-properties fo:font-variant="normal" fo:text-transform="none" fo:color="#000000" fo:letter-spacing="normal" fo:font-style="normal" officeooo:rsid="0043544a"/>
    </style:style>
    <style:style style:name="T16" style:family="text">
      <style:text-properties fo:font-variant="normal" fo:text-transform="none" fo:color="#000000" style:font-name="Helvetica" fo:font-size="10.5pt" fo:letter-spacing="normal" fo:font-style="normal" fo:font-weight="normal"/>
    </style:style>
    <style:style style:name="T17" style:family="text">
      <style:text-properties fo:font-variant="normal" fo:text-transform="none" fo:color="#000000" style:font-name="Helvetica" fo:letter-spacing="normal" fo:font-style="normal"/>
    </style:style>
    <style:style style:name="T18" style:family="text">
      <style:text-properties fo:font-variant="normal" fo:text-transform="none" fo:color="#000000" style:font-name="Helvetica" fo:letter-spacing="normal" fo:font-style="normal" fo:font-weight="normal"/>
    </style:style>
    <style:style style:name="T19" style:family="text">
      <style:text-properties fo:font-variant="normal" fo:text-transform="none" fo:color="#000000" style:font-name="Liberation Serif" fo:font-size="12pt" fo:letter-spacing="normal" fo:font-style="normal" fo:font-weight="bold" officeooo:rsid="003c7567" style:font-size-asian="12pt" style:font-weight-asian="bold" style:font-size-complex="12pt" style:font-weight-complex="bold" fo:padding="0cm" fo:border="none"/>
    </style:style>
    <style:style style:name="T20"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fo:padding="0cm" fo:border="none"/>
    </style:style>
    <style:style style:name="T21" style:family="text">
      <style:text-properties fo:font-variant="normal" fo:text-transform="none" fo:color="#000000" fo:font-size="12pt" fo:letter-spacing="normal" fo:font-style="normal" fo:font-weight="bold" officeooo:rsid="003c7567" style:font-size-asian="12pt" style:font-weight-asian="bold" style:font-size-complex="12pt" style:font-weight-complex="bold" fo:padding="0cm" fo:border="none"/>
    </style:style>
    <style:style style:name="T22" style:family="text">
      <style:text-properties fo:font-variant="normal" fo:text-transform="none" fo:color="#000000" fo:font-size="12pt" fo:letter-spacing="normal" fo:font-style="normal" fo:font-weight="bold" style:font-size-asian="12pt" style:font-weight-asian="bold" style:font-size-complex="12pt" style:font-weight-complex="bold" fo:padding="0cm" fo:border="none"/>
    </style:style>
    <style:style style:name="T23" style:family="text">
      <style:text-properties fo:font-variant="normal" fo:text-transform="none" fo:color="#000000" fo:font-size="12pt" fo:letter-spacing="normal" fo:font-style="normal" officeooo:rsid="003c7567" style:font-size-asian="12pt" style:font-size-complex="12pt" fo:padding="0cm" fo:border="none"/>
    </style:style>
    <style:style style:name="T24" style:family="text">
      <style:text-properties fo:font-variant="normal" fo:text-transform="none" fo:color="#000000" fo:font-size="12pt" fo:letter-spacing="normal" fo:font-style="normal" style:font-size-asian="12pt" style:font-size-complex="12pt" fo:padding="0cm" fo:border="none"/>
    </style:style>
    <style:style style:name="T25" style:family="text">
      <style:text-properties fo:font-variant="normal" fo:text-transform="none" fo:color="#000000" fo:font-size="12pt" fo:letter-spacing="normal" fo:font-style="normal" officeooo:rsid="0040cbe5" style:font-size-asian="12pt" style:font-size-complex="12pt" fo:padding="0cm" fo:border="none"/>
    </style:style>
    <style:style style:name="T26" style:family="text">
      <style:text-properties fo:font-variant="normal" fo:text-transform="none" style:text-line-through-style="none" style:text-line-through-type="none" style:text-blinking="false" fo:background-color="transparent" loext:char-shading-value="0"/>
    </style:style>
    <style:style style:name="T27" style:family="text">
      <style:text-properties fo:font-variant="normal" fo:text-transform="none" style:text-line-through-style="none" style:text-line-through-type="none" style:text-underline-style="none" style:text-blinking="false" fo:background-color="#fdf6e3" loext:char-shading-value="0"/>
    </style:style>
    <style:style style:name="T28" style:family="text">
      <style:text-properties fo:font-variant="normal" fo:text-transform="none" style:text-line-through-style="none" style:text-line-through-type="none" style:text-underline-style="none" style:text-blinking="false" fo:background-color="#ffffff" loext:char-shading-value="0"/>
    </style:style>
    <style:style style:name="T29" style:family="text">
      <style:text-properties fo:font-variant="normal" fo:text-transform="none" style:text-line-through-style="none" style:text-line-through-type="none" fo:font-style="normal" fo:font-weight="normal" style:text-blinking="false" fo:background-color="transparent" loext:char-shading-value="0"/>
    </style:style>
    <style:style style:name="T30" style:family="text">
      <style:text-properties fo:font-variant="normal" fo:text-transform="none" style:text-line-through-style="none" style:text-line-through-type="none" fo:font-style="normal" fo:font-weight="normal" officeooo:rsid="000926b0" style:text-blinking="false" fo:background-color="transparent" loext:char-shading-value="0"/>
    </style:style>
    <style:style style:name="T31" style:family="text">
      <style:text-properties fo:font-variant="normal" fo:text-transform="none" style:text-line-through-style="none" style:text-line-through-type="none" fo:font-style="normal" style:text-underline-style="none" style:text-blinking="false" fo:background-color="#fdf6e3" loext:char-shading-value="0"/>
    </style:style>
    <style:style style:name="T32" style:family="text">
      <style:text-properties fo:font-variant="normal" fo:text-transform="none" style:text-line-through-style="none" style:text-line-through-type="none" fo:font-style="normal" style:text-underline-style="none" style:text-blinking="false" fo:background-color="#ffffff" loext:char-shading-value="0"/>
    </style:style>
    <style:style style:name="T33" style:family="text">
      <style:text-properties fo:font-variant="normal" fo:text-transform="none" style:text-line-through-style="none" style:text-line-through-type="none" fo:font-style="normal" style:text-underline-style="none" style:text-blinking="false" fo:background-color="#ffff66" loext:char-shading-value="0"/>
    </style:style>
    <style:style style:name="T34" style:family="text">
      <style:text-properties fo:font-variant="normal" fo:text-transform="none" fo:color="#993300" fo:font-style="normal" fo:font-weight="bold" officeooo:rsid="0030adc0" style:font-weight-asian="normal" style:font-weight-complex="normal"/>
    </style:style>
    <style:style style:name="T35" style:family="text">
      <style:text-properties officeooo:rsid="000926b0"/>
    </style:style>
    <style:style style:name="T36" style:family="text">
      <style:text-properties fo:color="#333333" fo:font-size="12pt" officeooo:rsid="0013a9a4" style:font-size-asian="12pt" style:font-size-complex="12pt"/>
    </style:style>
    <style:style style:name="T37" style:family="text">
      <style:text-properties fo:color="#333333" style:font-name="Liberation Serif" fo:font-size="12pt" officeooo:rsid="0013a9a4" style:font-size-asian="12pt" style:font-size-complex="12pt"/>
    </style:style>
    <style:style style:name="T38" style:family="text">
      <style:text-properties fo:color="#333333" style:font-name="Liberation Serif" officeooo:rsid="0013a9a4"/>
    </style:style>
    <style:style style:name="T39" style:family="text">
      <style:text-properties fo:font-style="normal" fo:font-weight="normal"/>
    </style:style>
    <style:style style:name="T40" style:family="text">
      <style:text-properties fo:font-style="normal" fo:font-weight="normal" officeooo:rsid="000926b0"/>
    </style:style>
    <style:style style:name="T41" style:family="text">
      <style:text-properties style:font-style-asian="normal" style:font-style-complex="normal"/>
    </style:style>
    <style:style style:name="T42" style:family="text">
      <style:text-properties fo:font-weight="bold" officeooo:rsid="002d7e36" style:font-size-asian="12pt" style:font-weight-asian="bold" style:font-size-complex="12pt" style:font-weight-complex="bold"/>
    </style:style>
    <style:style style:name="T43" style:family="text">
      <style:text-properties fo:font-weight="bold" officeooo:rsid="002f9efe" style:font-size-asian="12pt" style:font-weight-asian="bold" style:font-size-complex="12pt" style:font-weight-complex="bold"/>
    </style:style>
    <style:style style:name="T44" style:family="text">
      <style:text-properties style:font-name="Liberation Serif" fo:font-size="12pt" fo:font-weight="normal"/>
    </style:style>
    <style:style style:name="T45" style:family="text">
      <style:text-properties style:font-name="Liberation Serif" fo:font-size="12pt" fo:font-weight="bold" officeooo:rsid="003c7567" style:font-size-asian="12pt" style:font-weight-asian="bold" style:font-size-complex="12pt" style:font-weight-complex="bold"/>
    </style:style>
    <style:style style:name="T46" style:family="text">
      <style:text-properties officeooo:rsid="00180c63"/>
    </style:style>
    <style:style style:name="T47" style:family="text">
      <style:text-properties officeooo:rsid="001d81c2"/>
    </style:style>
    <style:style style:name="T48" style:family="text">
      <style:text-properties officeooo:rsid="0022c2a3"/>
    </style:style>
    <style:style style:name="T49" style:family="text">
      <style:text-properties officeooo:rsid="0025812c"/>
    </style:style>
    <style:style style:name="T50" style:family="text">
      <style:text-properties officeooo:rsid="00284ef5"/>
    </style:style>
    <style:style style:name="T51" style:family="text">
      <style:text-properties fo:font-weight="normal" style:font-weight-asian="normal" style:font-weight-complex="normal"/>
    </style:style>
    <style:style style:name="T52" style:family="text">
      <style:text-properties officeooo:rsid="002d1345"/>
    </style:style>
    <style:style style:name="T53" style:family="text">
      <style:text-properties officeooo:rsid="002d7e36"/>
    </style:style>
    <style:style style:name="T54" style:family="text">
      <style:text-properties officeooo:rsid="002f4aef"/>
    </style:style>
    <style:style style:name="T55" style:family="text">
      <style:text-properties officeooo:rsid="003c75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 text:c="31"/>String</text:span></text:p>
      <text:p text:style-name="Text_20_body"/>
      <text:p text:style-name="P4">A String object holds and manipulates an arbitrary sequence of bytes, typically representing characters. String objects may be created using String::new or as literals.</text:p>
      <text:p text:style-name="P18"/>
      <text:p text:style-name="P4">Because of aliasing issues, users of strings should be aware of the methods that modify the contents of a String object. Typically, methods with names ending in “!” modify their receiver, while those without a “!” return a new String. However, there are exceptions, such as String#[]=.</text:p>
      <text:p text:style-name="P14"/>
      <text:p text:style-name="P3">Single-quoted string literals:</text:p>
      <text:p text:style-name="P14"/>
      <text:p text:style-name="P4">The simplest string literals are enclosed in single quotes (the apostrophe character).</text:p>
      <text:p text:style-name="P4">The text within the quote marks is the value of the string:</text:p>
      <text:p text:style-name="P4">'This is a simple Ruby string literal'</text:p>
      <text:p text:style-name="P4">If you need to place an apostrophe within a single-quoted string literal, precede it with</text:p>
      <text:p text:style-name="P4">a backslash so that the Ruby interpreter does not think that it terminates the string:</text:p>
      <text:p text:style-name="P4">'Won\'t you read O\'Reilly\'s book?'</text:p>
      <text:p text:style-name="P4">The backslash also works to escape another backslash, so that the second backslash is</text:p>
      <text:p text:style-name="P4">not itself interpreted as an escape character. Here are some situations in which you</text:p>
      <text:p text:style-name="P4">need to use a double backslash:</text:p>
      <text:p text:style-name="P22"/>
      <text:p text:style-name="P4">'Won\'t you read O\'Reilly\'s book?' <text:s/><text:span text:style-name="T35">=&gt; </text:span><text:s/>"Won't you read O'Reilly's book?"</text:p>
      <text:p text:style-name="P7">“<text:span text:style-name="T39">'Won\'t you read O\'Reilly\'s book?” </text:span><text:span text:style-name="T40">=&gt;</text:span><text:span text:style-name="T39"> "Won't you read O'Reilly's book?"</text:span></text:p>
      <text:p text:style-name="P8"><text:span text:style-name="T29">'Won't you read O'Reilly's book?' </text:span><text:span text:style-name="T30">=&gt;</text:span><text:span text:style-name="T29"> syntax error, unexpected tIDENTIFIER</text:span></text:p>
      <text:p text:style-name="P8"><text:span text:style-name="T29"><text:s text:c="53"/>, expecting </text:span><text:span text:style-name="T26"> </text:span><text:span text:style-name="T29">end-of-input </text:span></text:p>
      <text:p text:style-name="P14"/>
      <text:p text:style-name="P16">Double-quoted string literals:</text:p>
      <text:p text:style-name="P19">String literals delimited by double quotation marks are much more flexible than single-</text:p>
      <text:p text:style-name="P19">quoted literals. Double-quoted literals support quite a few backslash escape sequences,</text:p>
      <text:p text:style-name="P19">such as \n for newline, \t for tab, and \" for a quotation mark that does not terminate</text:p>
      <text:p text:style-name="P19">the string:</text:p>
      <text:p text:style-name="P19">"\t\"This quote begins with a tab and ends with a newline\"\n"</text:p>
      <text:p text:style-name="P19">"\\" # A single backslash</text:p>
      <text:p text:style-name="P20">More powerfully, double-quoted string literals may also include arbitrary Ruby</text:p>
      <text:p text:style-name="P20">expressions. When the string is created, the expression is evaluated, converted to a</text:p>
      <text:p text:style-name="P20">string, and inserted into the string in place of the expression text itself. This substitution</text:p>
      <text:p text:style-name="P20">of an expression with its value is known in Ruby as “string interpolation.”</text:p>
      <text:p text:style-name="P14"><text:soft-page-break/></text:p>
      <text:p text:style-name="P14"/>
      <text:p text:style-name="P17">String Interpolation:</text:p>
      <text:p text:style-name="P21">C programmers may be happy to know that Ruby also supports printf and sprintf *</text:p>
      <text:p text:style-name="P21">functions for interpolating formatted values into strings:</text:p>
      <text:p text:style-name="P23">sprintf("pi is about %.4f", Math::PI) # Returns "pi is about 3.1416"</text:p>
      <text:p text:style-name="P21">The advantage of this style of interpolation is that the format string can specify options,</text:p>
      <text:p text:style-name="P21">such as the number of decimal places to display in a Float . In true Ruby style, there is</text:p>
      <text:p text:style-name="P21">even an operator form of the sprintf method: simply use a % operator between a format</text:p>
      <text:p text:style-name="P21">string and the arguments to be interpolated into it:</text:p>
      <text:p text:style-name="P21">"pi is about %.4f" % Math::PI # Same as example above</text:p>
      <text:p text:style-name="P21">"%s: %f" % ["pi", Math::PI]</text:p>
      <text:p text:style-name="P21"># Array on righthand side for multiple args</text:p>
      <text:h text:style-name="P75" text:outline-level="1"/>
      <text:h text:style-name="P75" text:outline-level="1">Concatenating Strings:</text:h>
      <text:p text:style-name="P74"><text:span text:style-name="T32">You can create a new string by adding two strings together in Ruby, just like most other languages.</text:span></text:p>
      <text:p text:style-name="P73"><text:span text:style-name="T41">Example:</text:span></text:p>
      <text:p text:style-name="P74"><text:span text:style-name="T31">'Ruby'</text:span><text:span text:style-name="T27"> </text:span><text:span text:style-name="T31">+ 'Monk'</text:span></text:p>
      <text:p text:style-name="P72">Ruby often provides more than one way to do the same thing. The literal and expressive method for String concatenation is String#concat.</text:p>
      <text:p text:style-name="P70"><text:span text:style-name="T32">Example :</text:span></text:p>
      <text:p text:style-name="P69"><text:span text:style-name="T31">"Ruby".concat("Monk")</text:span></text:p>
      <text:p text:style-name="P71"><text:span text:style-name="T32">Let's try a more widely used alias. You can use '&lt;&lt;' just like '+', but in this case the String object 'Monk' will be appended to the object represented by 'Ruby' itself. </text:span></text:p>
      <text:p text:style-name="P9"><text:soft-page-break/><text:span text:style-name="T33">In the first case of using '+', the original string is not modified, as a third string 'RubyMonk' is created. This can make a huge difference in your memory utilization, if you are doing really large scale string manipulations.</text:span><text:span text:style-name="T28"> </text:span><text:span text:style-name="T32">the code above to use '&lt;&lt;' and see all the tests passing again.</text:span></text:p>
      <text:p text:style-name="P15"><text:line-break/></text:p>
      <text:p text:style-name="P2">String literals and mutability:</text:p>
      <text:p text:style-name="P2"/>
      <text:p text:style-name="P5">Strings are mutable in Ruby. Therefore, the Ruby interpreter cannot use the same object</text:p>
      <text:p text:style-name="P5">to represent two identical string literals. (If you are a Java programmer, you may find</text:p>
      <text:p text:style-name="P5">3.2 Text | 53this surprising.) Each time Ruby encounters a string literal, it creates a new object. If</text:p>
      <text:p text:style-name="P5">you include a literal within the body of a loop, Ruby will create a new object for each</text:p>
      <text:p text:style-name="P5">iteration. You can demonstrate this for yourself as follows:</text:p>
      <text:p text:style-name="P6">10.times { puts "test".object_id }</text:p>
      <text:p text:style-name="P5">For efficiency, you should avoid using literals within loops.</text:p>
      <text:p text:style-name="P12"/>
      <text:p text:style-name="P12"/>
      <text:p text:style-name="P10"><text:span text:style-name="T38">Character Literals:</text:span></text:p>
      <text:p text:style-name="P24"><text:span text:style-name="T36">Single characters can be included literally in a Ruby program by preceding the character</text:span></text:p>
      <text:p text:style-name="P24"><text:span text:style-name="T36">with a question mark. No quotation marks of any kind are used:</text:span></text:p>
      <text:p text:style-name="P24"><text:span text:style-name="T36">?A</text:span></text:p>
      <text:p text:style-name="P24"><text:span text:style-name="T36">?"</text:span></text:p>
      <text:p text:style-name="P24"><text:span text:style-name="T36">??</text:span></text:p>
      <text:p text:style-name="P24"><text:span text:style-name="T36"># Character literal for the ASCII character A</text:span></text:p>
      <text:p text:style-name="P24"><text:span text:style-name="T36"># Character literal for the double-quote character</text:span></text:p>
      <text:p text:style-name="P24"><text:span text:style-name="T36"># Character literal for the question mark character</text:span></text:p>
      <text:p text:style-name="P24"><text:span text:style-name="T36">Although Ruby has a character literal syntax, it does not have a special class to represent</text:span></text:p>
      <text:p text:style-name="P24"><text:span text:style-name="T36">single characters. Also, the interpretation of character literals has changed between</text:span></text:p>
      <text:p text:style-name="P24"><text:span text:style-name="T36">Ruby 1.8 and Ruby 1.9. In Ruby 1.8, character literals evaluate to the integer encoding</text:span></text:p>
      <text:p text:style-name="P24"><text:span text:style-name="T36">of the specified character. ?A , for example, is the same as 65 because the ASCII encoding</text:span></text:p>
      <text:p text:style-name="P24"><text:span text:style-name="T36">for the capital letter A is the integer 65. In Ruby 1.8, the character literal syntax only</text:span></text:p>
      <text:p text:style-name="P13"><text:span text:style-name="T37">works with ASCII and single-byte characters.</text:span><text:line-break/></text:p>
      <text:p text:style-name="P11"><text:soft-page-break/>String Operators:</text:p>
      <text:p text:style-name="P11"/>
      <text:p text:style-name="P57">The String class defines several useful operators for manipulating strings of text. The</text:p>
      <text:p text:style-name="P57">+ operator concatenates two strings and returns the result as a new String object:</text:p>
      <text:p text:style-name="P57">planet = "Earth"</text:p>
      <text:p text:style-name="P57">"Hello" + " " + planet</text:p>
      <text:p text:style-name="P57"># Produces "Hello Earth"</text:p>
      <text:p text:style-name="P57">Java programmers should note that the + operator does not convert its righthand</text:p>
      <text:p text:style-name="P57">operand to a string; you must do that yourself:</text:p>
      <text:p text:style-name="P57">"Hello planet #" + planet_number.to_s</text:p>
      <text:p text:style-name="P57"># to_s converts to a string</text:p>
      <text:p text:style-name="P57">Of course, in Ruby, string interpolation is usually simpler than string concatenation</text:p>
      <text:p text:style-name="P57">with + . With string interpolation, the call to to_s is done automatically:</text:p>
      <text:p text:style-name="P57">"Hello planet ##{planet_number}"</text:p>
      <text:p text:style-name="P57">The &lt;&lt; operator appends its second operand to its first, and should be familiar to</text:p>
      <text:p text:style-name="P57">C++ programmers. This operator is very different from + ; it alters the lefthand operand</text:p>
      <text:p text:style-name="P57">rather than creating and returning a new object:</text:p>
      <text:p text:style-name="P60">greeting = "Hello"</text:p>
      <text:p text:style-name="P60">greeting &lt;&lt; " " &lt;&lt; "World"</text:p>
      <text:p text:style-name="P60">puts greeting</text:p>
      <text:p text:style-name="P60"># Outputs "Hello World"</text:p>
      <text:p text:style-name="P57">Like + , the &lt;&lt; operator does no type conversion on the righthand operand. If the right-</text:p>
      <text:p text:style-name="P57">hand operand is an integer, however, it is taken to be a character code, and the</text:p>
      <text:p text:style-name="P57">corresponding character is appended. In Ruby 1.8, only integers between 0 and 255</text:p>
      <text:p text:style-name="P57">are allowed. In Ruby 1.9, any integer that represents a valid codepoint in the string’s</text:p>
      <text:p text:style-name="P57">encoding can be used:</text:p>
      <text:p text:style-name="P58"/>
      <text:p text:style-name="P61">Example:</text:p>
      <text:p text:style-name="P58">alphabet = "A"</text:p>
      <text:p text:style-name="P58">alphabet &lt;&lt; ?B # Alphabet is now "AB"</text:p>
      <text:p text:style-name="P58">alphabet &lt;&lt; 67 # Alphabet is now "AB<text:span text:style-name="T46">C</text:span>"</text:p>
      <text:p text:style-name="P58"><text:soft-page-break/>alphabet &lt;&lt; 256 <text:s/><text:span text:style-name="T46"># Error in Ruby 1.8: codes must be &gt;=0 and &lt; 256</text:span></text:p>
      <text:p text:style-name="P57"/>
      <text:p text:style-name="P57"/>
      <text:p text:style-name="P57">The * operator expects an integer as its righthand operand. It returns a String that</text:p>
      <text:p text:style-name="P57">repeats the text specified on the lefthand side the number of times specified by the</text:p>
      <text:p text:style-name="P57">righthand side:</text:p>
      <text:p text:style-name="P57">ellipsis = '.'*3</text:p>
      <text:p text:style-name="P57"># Evaluates to '...'</text:p>
      <text:p text:style-name="P59">If the lefthand side is a string literal, any interpolation is perf<text:span text:style-name="T47">ormed just once before the</text:span></text:p>
      <text:p text:style-name="P63">repetition is done. This means that the following too-clever code does not do what you</text:p>
      <text:p text:style-name="P63">might want it to:</text:p>
      <text:p text:style-name="P63">a = 0;</text:p>
      <text:p text:style-name="P63">"#{a=a+1} " * 3</text:p>
      <text:p text:style-name="P63"># Returns "1 1 1 ", not "1 2 3 "</text:p>
      <text:p text:style-name="P57"/>
      <text:p text:style-name="P63">String defines all the standard comparison operators. == and != compare strings for</text:p>
      <text:p text:style-name="P63">equality and inequality. Two strings are equal if—and only if—they have the same</text:p>
      <text:p text:style-name="P63">length and all characters are equal. &lt; , &lt;= , &gt; , and &gt;= compare the relative order of strings</text:p>
      <text:p text:style-name="P63">by comparing the character codes of the characters that make up a string.</text:p>
      <text:p text:style-name="P63"/>
      <text:p text:style-name="P25">Accessing Characters and Substrings:</text:p>
      <text:p text:style-name="P25"/>
      <text:p text:style-name="P28">s = 'hello';</text:p>
      <text:p text:style-name="P28">s[0] =&gt; 'h' #the first character of the string, as a string</text:p>
      <text:p text:style-name="P28">s[s.length-1] =&gt; 'o' #the last character</text:p>
      <text:p text:style-name="P28">s[-1] =&gt; 'o' #another way of accessing the last character</text:p>
      <text:p text:style-name="P28">s[-2] =&gt; 'i' #second last character</text:p>
      <text:p text:style-name="P28"/>
      <text:p text:style-name="P29">s[-s.length] =&gt; 'h' #another way of accessing the first character</text:p>
      <text:p text:style-name="P30">s[s.length] <text:span text:style-name="T48">=&gt; nil # <text:s/>there is no character at that index</text:span></text:p>
      <text:p text:style-name="P31"><text:soft-page-break/>s[0,2] =&gt; 'he'</text:p>
      <text:p text:style-name="P32">s[0..2] =&gt; 'he<text:span text:style-name="T49">l</text:span>'</text:p>
      <text:p text:style-name="P32"/>
      <text:p text:style-name="P32"/>
      <text:p text:style-name="P26">Multibyte characters in Ruby:</text:p>
      <text:p text:style-name="P26"/>
      <text:p text:style-name="P33">The String class has been rewritten in Ruby 1.9 to be aware of and properly handle</text:p>
      <text:p text:style-name="P33">multibyte characters. Although multibyte support is the biggest change in Ruby 1.9, it</text:p>
      <text:p text:style-name="P33">is not a highly visible change: code that uses multibyte strings just works. It is worth</text:p>
      <text:p text:style-name="P33">understanding why it works, however, and this section explains the details.</text:p>
      <text:p text:style-name="P33">If a string contains multibyte characters, then the number of bytes does not correspond</text:p>
      <text:p text:style-name="P33">to the number of characters. In Ruby 1.9, the length and size methods return the</text:p>
      <text:p text:style-name="P34">number of characters in a string, and the new bytesize method returns the number of <text:span text:style-name="T50">bytes.</text:span></text:p>
      <text:p text:style-name="P34"/>
      <text:p text:style-name="P35">Example: </text:p>
      <text:p text:style-name="P35"><text:s text:c="4"/>s = "2×2=4"</text:p>
      <text:p text:style-name="P36">s.length # =&gt; 5: Characters: <text:s text:c="12"/>'2' <text:s text:c="4"/>'×' <text:s text:c="5"/>'2' <text:s text:c="2"/>'=' <text:s text:c="2"/>'4' <text:s/></text:p>
      <text:p text:style-name="P36">s.bytesize # =&gt; 6: Bytes (hex): <text:s text:c="8"/>32 <text:s text:c="2"/>c3 97 <text:s/>32 <text:s/>3d  <text:s text:c="2"/>34</text:p>
      <text:p text:style-name="P36"/>
      <text:p text:style-name="P36"/>
      <text:p text:style-name="P36"/>
      <text:p text:style-name="P36"/>
      <text:p text:style-name="P36"/>
      <text:p text:style-name="P36"/>
      <text:p text:style-name="P36"/>
      <text:p text:style-name="P36"/>
      <text:p text:style-name="P36"><text:soft-page-break/></text:p>
      <text:p text:style-name="P27">String methods: </text:p>
      <text:p text:style-name="P27"/>
      <text:p text:style-name="P37">1. Split <text:span text:style-name="T53">a string</text:span> =&gt;</text:p>
      <text:p text:style-name="P37"><text:span text:style-name="T51"><text:s text:c="2"/>str = "This is ruby"</text:span></text:p>
      <text:p text:style-name="P43"><text:s text:c="2"/>str.split <text:s text:c="2"/>=&gt; ["This", "is", "ruby"] </text:p>
      <text:p text:style-name="P43"/>
      <text:p text:style-name="P37">2. <text:span text:style-name="T52">Concat strins =&gt; </text:span></text:p>
      <text:p text:style-name="P44">"ruby".concat("rails") =&gt; “rubyrails”</text:p>
      <text:p text:style-name="P44"/>
      <text:p text:style-name="P38"><text:span text:style-name="T53">3. </text:span><text:span text:style-name="T2">Replacing a substring </text:span><text:span text:style-name="T3">=&gt;</text:span></text:p>
      <text:p text:style-name="P38"/>
      <text:p text:style-name="P45"><text:span text:style-name="T2">"I should look into your problem when I get time".sub('I','We') =&gt; </text:span><text:span text:style-name="T4">“We should look into your problem when I get time”</text:span></text:p>
      <text:p text:style-name="P45">'RubyMonk'.gsub(/[aeiou]/,'1') <text:s/><text:span text:style-name="T54">=&gt;</text:span> “R1byM1nk”</text:p>
      <text:p text:style-name="P45"><text:s/></text:p>
      <text:p text:style-name="P52"><text:span text:style-name="T42">4. </text:span><text:span text:style-name="T43">Matching <text:s/></text:span><text:span text:style-name="T5">a substring using RegEx</text:span><text:span text:style-name="T6"> </text:span><text:span text:style-name="T7">=&gt;</text:span></text:p>
      <text:p text:style-name="P52"/>
      <text:p text:style-name="P54"><text:span text:style-name="T7"><text:s text:c="2"/>'RubyMonk Is Pretty Brilliant'.match(/ ./) </text:span><text:span text:style-name="T6">=&gt; “Will return the first character after space </text:span><text:span text:style-name="T8">so in this(“I”)</text:span><text:span text:style-name="T6">”</text:span></text:p>
      <text:p text:style-name="P54"/>
      <text:p text:style-name="P42"><text:span text:style-name="T9">5. Capitalize</text:span></text:p>
      <text:p text:style-name="P46"><text:span text:style-name="T11"><text:s text:c="2"/>“ruby”.capitalize =&gt; “Ruby”</text:span></text:p>
      <text:p text:style-name="P46"><text:span text:style-name="T11"><text:s text:c="3"/>“</text:span><text:span text:style-name="T13">ruby</text:span><text:span text:style-name="T11">”.</text:span><text:span text:style-name="T13">upcase =&gt; “RUBY”</text:span></text:p>
      <text:p text:style-name="Text_20_body"><text:span text:style-name="T11"><text:s text:c="3"/>“</text:span><text:span text:style-name="T13">RUBY</text:span><text:span text:style-name="T11">”.</text:span><text:span text:style-name="T13">downcase =&gt; “ruby”</text:span></text:p>
      <text:p text:style-name="P46"/>
      <text:p text:style-name="P39"><text:span text:style-name="T13">6. </text:span><text:span text:style-name="T11">Crypt:</text:span></text:p>
      <text:p text:style-name="P64"><text:s text:c="2"/><text:span text:style-name="T44">str.crypt(other_str)</text:span></text:p>
      <text:p text:style-name="P65"><text:span text:style-name="T44"><text:s text:c="2"/>"ruby".crypt("rails") =&gt; "raGfeMOKZqp46"</text:span></text:p>
      <text:p text:style-name="P53"/>
      <text:p text:style-name="P53"/>
      <text:p text:style-name="P55"><text:soft-page-break/><text:span text:style-name="T12">7. delete</text:span><text:span text:style-name="T34"> <text:s text:c="28"/></text:span></text:p>
      <text:p text:style-name="P66">ruby.delete(“ru”) =&gt; “by”</text:p>
      <text:p text:style-name="P66"/>
      <text:p text:style-name="P62">8. <text:span text:style-name="T55">e</text:span>mpty?</text:p>
      <text:p text:style-name="P47">str = “”</text:p>
      <text:p text:style-name="P48"><text:span text:style-name="T11">str.empty? <text:s/>=&gt; </text:span><text:span text:style-name="T14">true #</text:span><text:span text:style-name="T11"> </text:span><text:span text:style-name="T10">Returns true if str is empty (has a zero length).</text:span></text:p>
      <text:p text:style-name="P67"/>
      <text:p text:style-name="P68"><text:span text:style-name="T45">9. </text:span><text:span text:style-name="T19">eql?</text:span></text:p>
      <text:p text:style-name="P56"><text:span text:style-name="T25">s</text:span><text:span text:style-name="T24">tr1 = “ruby”</text:span></text:p>
      <text:p text:style-name="P56"><text:span text:style-name="T24">str2 = “ruby”</text:span></text:p>
      <text:p text:style-name="P56"><text:span text:style-name="T24">str1.eql?(str2) =&gt; true</text:span></text:p>
      <text:p text:style-name="P68"><text:span text:style-name="T16">Two strings are equal if the have the same length and content.</text:span></text:p>
      <text:p text:style-name="P68"/>
      <text:p text:style-name="P40"><text:span text:style-name="T10">10. insert</text:span></text:p>
      <text:p text:style-name="P49"><text:span text:style-name="T10"><text:s text:c="2"/>“</text:span><text:span text:style-name="T15">rub”.insert(3,'y')=&gt; “ruby”</text:span></text:p>
      <text:p text:style-name="P49"/>
      <text:p text:style-name="P41"><text:span text:style-name="T15">1</text:span><text:span text:style-name="T10">1. Getting length of string</text:span></text:p>
      <text:p text:style-name="P50"/>
      <text:p text:style-name="P51"><text:span text:style-name="T10">“ruby”.length =&gt; 4</text:span></text:p>
      <text:p text:style-name="P51"><text:span text:style-name="T10">“ruby”.size =&gt; 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ourier New" svg:font-family="'Courier New'"/>
    <style:font-face style:name="Helvetica" svg:font-family="Helvetica, Arial, sans-serif"/>
    <style:font-face style:name="HelveticaNeue-Light" svg:font-family="HelveticaNeue-Light, 'Helvetica Neue Light', 'Helvetica Neue', Frutiger, 'Frutiger Linotype', Univers, Calibri, 'Gill Sans', 'Gill Sans MT', 'Myriad Pro', Myriad, 'DejaVu Sans Condensed', 'Liberation Sans', 'Nimbus Sans L', Tahoma, Geneva, Helvetica, Arial, 'sans serif'"/>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4T11:45:18.885274573</meta:creation-date>
    <dc:date>2014-11-14T17:04:06.464056949</dc:date>
    <meta:editing-duration>PT4H46M20S</meta:editing-duration>
    <meta:editing-cycles>62</meta:editing-cycles>
    <meta:generator>LibreOffice/4.2.7.2$Linux_X86_64 LibreOffice_project/420m0$Build-2</meta:generator>
    <meta:document-statistic meta:table-count="0" meta:image-count="0" meta:object-count="0" meta:page-count="8" meta:paragraph-count="173" meta:word-count="1570" meta:character-count="9495" meta:non-whitespace-character-count="7790"/>
  </office:meta>
</office:document-meta>
</file>